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397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ecret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° de la variable</text:p>
          </table:table-cell>
          <table:table-cell office:value-type="string" calcext:value-type="string">
            <text:p>Référence décre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Modalité</text:p>
          </table:table-cell>
          <table:table-cell office:value-type="string" calcext:value-type="string">
            <text:p>Libellé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CCFAM</text:p>
          </table:table-cell>
          <table:table-cell/>
          <table:table-cell office:value-type="string" calcext:value-type="string">
            <text:p>Accompagnement social ou médico-social en cours d'au moins un membre du ménag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MOD</text:p>
          </table:table-cell>
          <table:table-cell/>
          <table:table-cell office:value-type="string" calcext:value-type="string">
            <text:p>Caractère modulable de l'accueil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LLOC</text:p>
          </table:table-cell>
          <table:table-cell/>
          <table:table-cell office:value-type="string" calcext:value-type="string">
            <text:p>Allocations ou pensions liées à une situation d'invalidité ou de handicap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AIS</text:p>
          </table:table-cell>
          <table:table-cell/>
          <table:table-cell office:value-type="string" calcext:value-type="string">
            <text:p>Année de naissance du mineur/maje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ANSA1</text:p>
          </table:table-cell>
          <table:table-cell/>
          <table:table-cell office:value-type="string" calcext:value-type="string">
            <text:p>Année de naissance de l'adulte 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ANSA2</text:p>
          </table:table-cell>
          <table:table-cell/>
          <table:table-cell office:value-type="string" calcext:value-type="string">
            <text:p>Année de naissance de l'adulte 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SMERE</text:p>
          </table:table-cell>
          <table:table-cell/>
          <table:table-cell office:value-type="string" calcext:value-type="string">
            <text:p>Année de naissance de la mèr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SPERE</text:p>
          </table:table-cell>
          <table:table-cell/>
          <table:table-cell office:value-type="string" calcext:value-type="string">
            <text:p>Année de naissance du pèr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REDA</text:p>
          </table:table-cell>
          <table:table-cell/>
          <table:table-cell office:value-type="string" calcext:value-type="string">
            <text:p>Si autre décision administrative de protection de l'enfance, préciser la décisi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REDJ</text:p>
          </table:table-cell>
          <table:table-cell/>
          <table:table-cell office:value-type="string" calcext:value-type="string">
            <text:p>Si autre décision judiciaire de protection de l'enfance, préciser la décisi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UTREHEBER</text:p>
          </table:table-cell>
          <table:table-cell/>
          <table:table-cell office:value-type="string" calcext:value-type="string">
            <text:p>Autre hébergement régulier du mineur le cas échéan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RLIEUACC</text:p>
          </table:table-cell>
          <table:table-cell/>
          <table:table-cell office:value-type="string" calcext:value-type="string">
            <text:p>Existence d'un autre lieu d'accueil régulier du mineur/maj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RLIEUAR</text:p>
          </table:table-cell>
          <table:table-cell/>
          <table:table-cell office:value-type="string" calcext:value-type="string">
            <text:p>Existence d'un autre lieu d'accueil régulier du mineur/maj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GLIEU</text:p>
          </table:table-cell>
          <table:table-cell/>
          <table:table-cell office:value-type="string" calcext:value-type="string">
            <text:p>En cas de renouvellement d'une mesure de placement ou d'une prestation d'accueil du mineur, préciser si le mineur a changé de lieu principal d'accueil/placement lors de ce renouvellement (concerne uniquement les mineurs)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COMPOMENAG</text:p>
          </table:table-cell>
          <table:table-cell/>
          <table:table-cell office:value-type="string" calcext:value-type="string">
            <text:p>Composition du ménage au sein du lieu de résidence principale du min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ineur autonom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arents vivant ensembl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ineur vivant avec sa mère seule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ineur vivant avec son père seul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Résidence alternée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neur vivant avec sa mère dans une famille recomposée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ineur vivant avec son père dans une famille recomposée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ineur vivant chez un autre membre de la famill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ineur vivant chez un particulier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ONDADD</text:p>
          </table:table-cell>
          <table:table-cell/>
          <table:table-cell office:value-type="string" calcext:value-type="string">
            <text:p>Conduite addictive (alcool ou drogue) d'un ou des adultes ayant en charge le mineur dans le lieu de résidence principal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, avec prise en charge spécialisée connu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ui, sans prise en charge connu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CONDEDEV</text:p>
          </table:table-cell>
          <table:table-cell/>
          <table:table-cell office:value-type="string" calcext:value-type="string">
            <text:p>Conditions de développement physique, intellectuel, affectif ou social gravement compromises ou en risque de l'êtr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CONDEDUC</text:p>
          </table:table-cell>
          <table:table-cell/>
          <table:table-cell office:value-type="string" calcext:value-type="string">
            <text:p>Conditions d'éducations gravement compromises ou en risque de l'êtr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ONFL</text:p>
          </table:table-cell>
          <table:table-cell/>
          <table:table-cell office:value-type="string" calcext:value-type="string">
            <text:p>Exposition du mineur à un conflit de coupl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SPA1</text:p>
          </table:table-cell>
          <table:table-cell/>
          <table:table-cell office:value-type="string" calcext:value-type="string">
            <text:p>Catégorie socioprofessionnelle de l'adulte 1 (selon la nomenclature INSEE)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griculteurs exploitants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rtisans, commerçants et chefs d'entrepris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adres et professions intellectuelles supérieure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rofessions intermédiaire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mployés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uvriers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etraités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utres personnes sans activité professionnell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SPA2</text:p>
          </table:table-cell>
          <table:table-cell/>
          <table:table-cell office:value-type="string" calcext:value-type="string">
            <text:p>Catégorie socioprofessionnelle de l'adulte 2 (selon la nomenclature INSEE)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griculteurs exploitants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rtisans, commerçants et chefs d'entrepris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adres et professions intellectuelles supérieure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rofessions intermédiaire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mployés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uvriers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etraités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utres personnes sans activité professionnell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SPJM</text:p>
          </table:table-cell>
          <table:table-cell/>
          <table:table-cell office:value-type="string" calcext:value-type="string">
            <text:p>Catégorie socioprofessionnelle du majeur (selon la nomenclature INSEE)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griculteurs exploitants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rtisans, commerçants et chefs d'entrepris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adres et professions intellectuelles supérieure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rofessions intermédiaire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mployés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uvriers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etraités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utres personnes sans activité professionnell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DANGER</text:p>
          </table:table-cell>
          <table:table-cell/>
          <table:table-cell office:value-type="string" calcext:value-type="string">
            <text:p>Mise en danger du mineur par lui-mêm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DATDCMERE</text:p>
          </table:table-cell>
          <table:table-cell/>
          <table:table-cell office:value-type="string" calcext:value-type="string">
            <text:p>Si décès de la mère, année et mois du décès. 9999 si année inconnue, 99 si mois inconnu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DATDCPERE</text:p>
          </table:table-cell>
          <table:table-cell/>
          <table:table-cell office:value-type="string" calcext:value-type="string">
            <text:p>Si décès du père, année et mois du décès. 9999 si année inconnue, 99 si mois inconnu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DEB</text:p>
          </table:table-cell>
          <table:table-cell/>
          <table:table-cell office:value-type="string" calcext:value-type="string">
            <text:p>Date de début effective de la prestation ou de la mesure de protection de l’enfance.9999 si année inconnue, 99 si mois inconnu et 99 si jour inconnu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DATDECAP</text:p>
          </table:table-cell>
          <table:table-cell/>
          <table:table-cell office:value-type="string" calcext:value-type="string">
            <text:p>Date de la décision relative à l'autorité parentale.9999 si année inconnue, 99 si mois inconnu et 99 si jour inconnu.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DECMIN</text:p>
          </table:table-cell>
          <table:table-cell/>
          <table:table-cell office:value-type="string" calcext:value-type="string">
            <text:p>Si décès du mineur/majeur, année et mois du décè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DECPE</text:p>
          </table:table-cell>
          <table:table-cell/>
          <table:table-cell office:value-type="string" calcext:value-type="string">
            <text:p>Date de la décision de protection de l'enfance. 9999 si année inconnue, 99 si mois inconnu et 99 si jour inconnu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FIN</text:p>
          </table:table-cell>
          <table:table-cell/>
          <table:table-cell office:value-type="string" calcext:value-type="string">
            <text:p>Date de fin effective de la prestation ou de la mesure de protection de l’enfance. 9999 si année inconnue, 99 si mois inconnu et 99 si jour inconn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IP</text:p>
          </table:table-cell>
          <table:table-cell/>
          <table:table-cell office:value-type="string" calcext:value-type="string">
            <text:p>Date de réception de l'information initiale sur la situation de danger ou de risque de danger du mineur/majeur à la CRIP ou dans les services du conseil département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JE</text:p>
          </table:table-cell>
          <table:table-cell/>
          <table:table-cell office:value-type="string" calcext:value-type="string">
            <text:p>Date de la saisine du juge des enfants. 9999 si année inconnue, 99 si mois inconnu et 99 si jour inconnu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PPE</text:p>
          </table:table-cell>
          <table:table-cell/>
          <table:table-cell office:value-type="string" calcext:value-type="string">
            <text:p>S'il existe un PPE, Date d'établissement du PPE. 9999 si année inconnue, 99 si mois inconnu et 99 si jour inconn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IGN</text:p>
          </table:table-cell>
          <table:table-cell/>
          <table:table-cell office:value-type="string" calcext:value-type="string">
            <text:p>Date du signalement direct auprès du procureur de la république. 9999 si année inconnue, 99 si mois inconnu et 99 si jour inconnu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DCMERE</text:p>
          </table:table-cell>
          <table:table-cell/>
          <table:table-cell office:value-type="string" calcext:value-type="string">
            <text:p>Mère décédé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DCPERE</text:p>
          </table:table-cell>
          <table:table-cell/>
          <table:table-cell office:value-type="string" calcext:value-type="string">
            <text:p>Père décédé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DECAP</text:p>
          </table:table-cell>
          <table:table-cell/>
          <table:table-cell office:value-type="string" calcext:value-type="string">
            <text:p>Décision relative à l'autorité parental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écision du juge aux affaires familiales sur l'exercice de l'autorité parental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élégation de l'autorité parental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utelle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Déclaration judiciaire de délaissement parental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as de décision relative à l'autorité parental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ISION</text:p>
          </table:table-cell>
          <table:table-cell/>
          <table:table-cell office:value-type="string" calcext:value-type="string">
            <text:p>Nature de la décision de protection de l'enfan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écision administrative en protection de l'enfanc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écision judiciaire en protection de l'enfanc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DEFINTEL</text:p>
          </table:table-cell>
          <table:table-cell/>
          <table:table-cell office:value-type="string" calcext:value-type="string">
            <text:p>Situation de handicap psychique ou mental reconnue par la MDPH d'un ou des adultes ayant en charge le mineur dans le lieu de résidence principal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LOME</text:p>
          </table:table-cell>
          <table:table-cell/>
          <table:table-cell office:value-type="string" calcext:value-type="string">
            <text:p>A la fin de la mesure ou prestation de protection de l'enfance, dernier diplôme obtenu par le mineur/maj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ucun diplôm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reve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AP, BEP ou équivalen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accalauréat ou équivalent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Diplôme du supérieur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EMPLA1</text:p>
          </table:table-cell>
          <table:table-cell/>
          <table:table-cell office:value-type="string" calcext:value-type="string">
            <text:p>Situation face à l'emploi de l'adulte 1 (selon la nomenclature INSEE)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 contrat d'apprentissag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acé par une agence d'intérim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mploi aidé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tagiaire rémunéré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mploi à durée limitée (CDD, contrat court, saisonnier, vacataire...)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mploi sans limite de durée (CDI, titulaire de la fonction publique...)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Non salarié (indépendant, employeur, aidant un membre de sa famille...)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utre actif occupé sans précision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u chomage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Elève, étudiant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Inactif : retraité, préretraité, parent au foyer...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EMPLA2</text:p>
          </table:table-cell>
          <table:table-cell/>
          <table:table-cell office:value-type="string" calcext:value-type="string">
            <text:p>Situation face à l'emploi de l'adulte 2 (selon la nomenclature INSEE)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 contrat d'apprentissag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acé par une agence d'intérim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mploi aidé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tagiaire rémunéré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mploi à durée limitée (CDD, contrat court, saisonnier, vacataire...)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mploi sans limite de durée (CDI, titulaire de la fonction publique...)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Non salarié (indépendant, employeur, aidant un membre de sa famille...)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utre actif occupé sans précision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u chomage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Elève, étudiant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Inactif : retraité, préretraité, parent au foyer...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EMPLJM</text:p>
          </table:table-cell>
          <table:table-cell/>
          <table:table-cell office:value-type="string" calcext:value-type="string">
            <text:p>Situation face à l'emploi du majeur (selon la nomenclature INSEE)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 contrat d'apprentissag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acé par une agence d'intérim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mploi aidé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tagiaire rémunéré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mploi à durée limitée (CDD, contrat court, saisonnier, vacataire...)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mploi sans limite de durée (CDI, titulaire de la fonction publique...)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Non salarié (indépendant, employeur, aidant un membre de sa famille...)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utre actif sans précision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u chomage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Elève, étudiant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Inactif : retraité, préretraité, parent au foyer...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QPENAL</text:p>
          </table:table-cell>
          <table:table-cell/>
          <table:table-cell office:value-type="string" calcext:value-type="string">
            <text:p>Le cas échéant, préciser s'il y a une enquête pénal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I.4e</text:p>
          </table:table-cell>
          <table:table-cell office:value-type="string" calcext:value-type="string">
            <text:p>ETABSCOSPE</text:p>
          </table:table-cell>
          <table:table-cell/>
          <table:table-cell office:value-type="string" calcext:value-type="string">
            <text:p>Le mineur/majeur est scolarisé dans le cadre d'une unité d'enseignement hors milieu ordinair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INEVAL</text:p>
          </table:table-cell>
          <table:table-cell/>
          <table:table-cell office:value-type="string" calcext:value-type="string">
            <text:p>Date de fin de l’évaluation. 9999 si année inconnue, 99 si mois inconnu et 99 si jour inconn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REQSCO</text:p>
          </table:table-cell>
          <table:table-cell/>
          <table:table-cell office:value-type="string" calcext:value-type="string">
            <text:p>Fréquentation scolaire en milieu scolaire ordinaire ou dans le cadre d'un établissement ou d'un service.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colarisé sans situation de décrochage ou d'exclusion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colarisé mais en situation d'exclusion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Scolarisé mais en situation de décrochage scolair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HANDICAP</text:p>
          </table:table-cell>
          <table:table-cell/>
          <table:table-cell office:value-type="string" calcext:value-type="string">
            <text:p>Le mineur/majeur bénéficie d'une reconnaissance de handicap suite à une décision de la commission des droits et de l'autonomie des personnes handicapées (CDAPH) rendue au nom de la Maison départementale des personnes handicapées (MDPH)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TITPLAC</text:p>
          </table:table-cell>
          <table:table-cell/>
          <table:table-cell office:value-type="string" calcext:value-type="string">
            <text:p>Si décision judiciaire de placement, personne ou institution à qui le mineur est confié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 l'autre paren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 un autre membre de la famille ou à un tiers digne de confianc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 un service départemental d'aide sociale à l'enfance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 un service ou à un établissement habilité pour l'accueil de mineurs à la journée ou suivant toute autre modalité de prise en charge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A un service ou à un établissement sanitaire ou d'éducation, ordinaire ou spécialisé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uprès d'un établissement recevant les personnes hospitalisées en raison de troubles mentaux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ANT</text:p>
          </table:table-cell>
          <table:table-cell/>
          <table:table-cell office:value-type="string" calcext:value-type="string">
            <text:p>Existence d’une intervention antérieure en protection de l'enfance ou en assistance éducativ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LIENA1</text:p>
          </table:table-cell>
          <table:table-cell/>
          <table:table-cell office:value-type="string" calcext:value-type="string">
            <text:p>Lien de l'adulte 1 avec le min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ère ou mèr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joint du père ou de la mèr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rand-père ou grand-mère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ère, demi-frère, sœur ou demi-sœur 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Oncle ou tante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utre membre de la famille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Autre particulier sans lien familial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LIENA2</text:p>
          </table:table-cell>
          <table:table-cell/>
          <table:table-cell office:value-type="string" calcext:value-type="string">
            <text:p>Lien de l'adulte 2 avec le min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ère ou mèr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joint du père ou de la mèr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rand-père ou grand-mère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ère, demi-frère, sœur ou demi-sœur 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Oncle ou tante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utre membre de la famille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Autre particulier sans lien familial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EUACC</text:p>
          </table:table-cell>
          <table:table-cell/>
          <table:table-cell office:value-type="string" calcext:value-type="string">
            <text:p>Principal lieu d'accueil du mineur/majeur dans le cadre de la décision administrative d'accueil provisoir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ssistant familial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tablissemen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ouponnière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ccueil mère-enfant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hez un particulier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ébergement autonome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Parrainage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Village d'enfant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Lieu de vie et d'accueil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tablissement médico-social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Accueil de jour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Accueil avec hébergement chez les parents (service d'accueil progressif en milieu naturel)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Accueil en internat "ordinaire"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entre parental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EUPLAC</text:p>
          </table:table-cell>
          <table:table-cell/>
          <table:table-cell office:value-type="string" calcext:value-type="string">
            <text:p>Principal lieu d'accueil du mineur/majeur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ssistant familial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tablissemen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ouponnière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ccueil mère-enfant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hez un particulier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ébergement autonome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Village d'enfant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Lieu de vie et d'accueil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tablissement médico-social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Accueil de jour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Accueil avec hébergement chez les parents 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Accueil en internat "ordinaire" (internat scolaire, foyer de jeunes travailleurs, centre de formation des apprentis, etc.)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esure décidée mais non mise en oeuvre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Centre parental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MENAGEJM</text:p>
          </table:table-cell>
          <table:table-cell/>
          <table:table-cell office:value-type="string" calcext:value-type="string">
            <text:p>Composition du ménage au sein du lieu de résidence principale du maj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jeur vivant seul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ajeur vivant avec un(e) conjoint(e)/petit(e) ami(e)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ajeur vivant en colocation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jeur vivant avec un ou des membres de sa famille de naissance ou d’adoption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utre situation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MEREINC</text:p>
          </table:table-cell>
          <table:table-cell/>
          <table:table-cell office:value-type="string" calcext:value-type="string">
            <text:p>Mère inconnu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MESANT</text:p>
          </table:table-cell>
          <table:table-cell/>
          <table:table-cell office:value-type="string" calcext:value-type="string">
            <text:p>Existence d'une prestation ou mesure de protection de l'enfance en cours ou antérieure pour le mineur/majeur ou pour un autre enfant du ménag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MINA</text:p>
          </table:table-cell>
          <table:table-cell/>
          <table:table-cell office:value-type="string" calcext:value-type="string">
            <text:p>Mineur privé temporairement ou définitivement de la protection de sa famill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MINIMA</text:p>
          </table:table-cell>
          <table:table-cell/>
          <table:table-cell office:value-type="string" calcext:value-type="string">
            <text:p>Minima sociaux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NAIS</text:p>
          </table:table-cell>
          <table:table-cell/>
          <table:table-cell office:value-type="string" calcext:value-type="string">
            <text:p>Mois de naissance du mineur/majeu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MODACC</text:p>
          </table:table-cell>
          <table:table-cell/>
          <table:table-cell office:value-type="string" calcext:value-type="string">
            <text:p>Mode d'accueil pour les mineurs de moins de 6 ans non scolarisés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ardé par un des parents au domicil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Gardé par un autre adulte au domicil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ccueilli en établissement d'accueil du jeune enfan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ccueilli par une assistante maternelle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Accueilli par un membre de la famille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utre mode de gard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MORALITE</text:p>
          </table:table-cell>
          <table:table-cell/>
          <table:table-cell office:value-type="string" calcext:value-type="string">
            <text:p>Moralité du mineur en danger ou en risque de dange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FININT</text:p>
          </table:table-cell>
          <table:table-cell/>
          <table:table-cell office:value-type="string" calcext:value-type="string">
            <text:p>En cas de fin de la mesure ou prestation de protection de l'enfance, préciser le motif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esure ou prestation arrivée à échéanc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ainlevée ou fin anticipé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ransfert du dossier dans un autre département avec maintien de la mesure/prestation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otif non connu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IFML</text:p>
          </table:table-cell>
          <table:table-cell/>
          <table:table-cell office:value-type="string" calcext:value-type="string">
            <text:p>Si mainlevée ou fin anticipée, motif.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bsence de motif de protection de l'enfance justifiant la mesure, ou absence de danger ou risque de danger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Impossibilité d'exercer la mesure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Déménagement annoncé de la famille dans un autre département avec arrêt de la mesure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Déménagement sans laisser d'adresse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doption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ajorité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mancipation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Décès du mineur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IFSIG</text:p>
          </table:table-cell>
          <table:table-cell/>
          <table:table-cell office:value-type="string" calcext:value-type="string">
            <text:p>En cas de signalement judiciaire après l'évaluation par un service du conseil départemental, motif du signalement judiciair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'action ou les actions mises en oeuvre précédemment n'ont pas permis de remédier à la situati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fus explicite ou implicite de la famille d'accepter l'intervention proposé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Impossibilité de colaboration avec la famille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mpossibilité d'évaluer cette situation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Danger grave et immédiat, notamment dans les situations de maltraitanc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TDECASSED</text:p>
          </table:table-cell>
          <table:table-cell/>
          <table:table-cell office:value-type="string" calcext:value-type="string">
            <text:p>Si décision judiciaire de protection de l'enfance, préciser la nature de la décision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esure d'expertise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esure judiciaire d'investigation éducative ou Investigation d'orientation éducative ou Enquête sociale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ssistance éducative en milieu ouvert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ssistance éducative en milieu ouvert avec hébergement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Décision judiciaire de placement à l'aide sociale à l'enfance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Placement direct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Mesure judiciaire d'aide à la gestion du budget familial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Autre mesure judiciaire, à préciser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Délégation d’autorité parentale à l’aide sociale à l’enfance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Tutelle déférée à l’aide sociale à l’enfance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Protection jeune majeur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TDECPLAC</text:p>
          </table:table-cell>
          <table:table-cell/>
          <table:table-cell office:value-type="string" calcext:value-type="string">
            <text:p>Si décision judiciaire de placement, nature de la décision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rdonnance de placement provisoire du juge des enfants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ugement du juge des enfants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rdonnance de placement provisoire du Parquet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TPDECADM</text:p>
          </table:table-cell>
          <table:table-cell/>
          <table:table-cell office:value-type="string" calcext:value-type="string">
            <text:p>Si décision administrative de protection de l'enfance, préciser la nature de la décision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ide à domicile "mineur", hors aides financières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Accueil de jour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Accueil 72 heures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Accueil 5 jours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ccueil provisoire du mineur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Pupille de l'Etat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ccueil parent-enfant (moins de 3 ans)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utre décision administrative, à préciser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ccueil durable et bénévole chez un tiers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ide éducative « jeune majeur »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Accueil provisoire du jeune majeur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BCHGLIEU</text:p>
          </table:table-cell>
          <table:table-cell/>
          <table:table-cell office:value-type="string" calcext:value-type="string">
            <text:p>à la fin de la mesure de placement ou de la prestation d'accueil, préciser le nombre de changements de lieu principal d'accueil/placement du mineur au cours de la mesure/prestation. 99 si valeur non conn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NBENF</text:p>
          </table:table-cell>
          <table:table-cell/>
          <table:table-cell office:value-type="string" calcext:value-type="string">
            <text:p>Nombre total d'enfants du mineur/majeur. 99 si valeur non conn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NBFRAT</text:p>
          </table:table-cell>
          <table:table-cell/>
          <table:table-cell office:value-type="string" calcext:value-type="string">
            <text:p>nombre total de frères et soeurs dans le lieu de résidence principale du mineur (inclus demi-frères et demi-soeurs, quasi-frères et quasi-soeurs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NEGLIG</text:p>
          </table:table-cell>
          <table:table-cell/>
          <table:table-cell office:value-type="string" calcext:value-type="string">
            <text:p>Négligences envers le min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IVSCO</text:p>
          </table:table-cell>
          <table:table-cell/>
          <table:table-cell office:value-type="string" calcext:value-type="string">
            <text:p>si le mineur/majeur est scolarisé en milieu ordinaire ou dans le cadre d'une unité d'enseignement hors milieu ordinaire, préciser le niveau selon la nomenclature de l'Education Nationale.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Ecole maternelle</text:p>
          </table:table-cell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CE1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CE2</text:p>
          </table:table-cell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CM1</text:p>
          </table:table-cell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CM2</text:p>
          </table:table-cell>
        </table:table-row>
        <table:table-row table:style-name="ro1"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Ecole élémentaire sans distinction supplémentaire</text:p>
          </table:table-cell>
        </table:table-row>
        <table:table-row table:style-name="ro1">
          <table:table-cell table:number-columns-repeated="3"/>
          <table:table-cell office:value-type="float" office:value="410" calcext:value-type="float">
            <text:p>410</text:p>
          </table:table-cell>
          <table:table-cell office:value-type="string" calcext:value-type="string">
            <text:p>6ème (dont SEGPA)</text:p>
          </table:table-cell>
        </table:table-row>
        <table:table-row table:style-name="ro1">
          <table:table-cell table:number-columns-repeated="3"/>
          <table:table-cell office:value-type="float" office:value="420" calcext:value-type="float">
            <text:p>420</text:p>
          </table:table-cell>
          <table:table-cell office:value-type="string" calcext:value-type="string">
            <text:p>5ème (dont SEGPA)</text:p>
          </table:table-cell>
        </table:table-row>
        <table:table-row table:style-name="ro1"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4ème (dont SEGPA)</text:p>
          </table:table-cell>
        </table:table-row>
        <table:table-row table:style-name="ro1"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3ème (dont 3ème Découverte professionnelle et SEGPA)</text:p>
          </table:table-cell>
        </table:table-row>
        <table:table-row table:style-name="ro1">
          <table:table-cell table:number-columns-repeated="3"/>
          <table:table-cell office:value-type="float" office:value="499" calcext:value-type="float">
            <text:p>499</text:p>
          </table:table-cell>
          <table:table-cell office:value-type="string" calcext:value-type="string">
            <text:p>Collège, sans distinction supplémentaire</text:p>
          </table:table-cell>
        </table:table-row>
        <table:table-row table:style-name="ro1"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Seconde générale et technologique</text:p>
          </table:table-cell>
        </table:table-row>
        <table:table-row table:style-name="ro1">
          <table:table-cell table:number-columns-repeated="3"/>
          <table:table-cell office:value-type="float" office:value="520" calcext:value-type="float">
            <text:p>520</text:p>
          </table:table-cell>
          <table:table-cell office:value-type="string" calcext:value-type="string">
            <text:p>Première générale</text:p>
          </table:table-cell>
        </table:table-row>
        <table:table-row table:style-name="ro1">
          <table:table-cell table:number-columns-repeated="3"/>
          <table:table-cell office:value-type="float" office:value="530" calcext:value-type="float">
            <text:p>530</text:p>
          </table:table-cell>
          <table:table-cell office:value-type="string" calcext:value-type="string">
            <text:p>Première technologique</text:p>
          </table:table-cell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office:value-type="string" calcext:value-type="string">
            <text:p>Terminale générale</text:p>
          </table:table-cell>
        </table:table-row>
        <table:table-row table:style-name="ro1">
          <table:table-cell table:number-columns-repeated="3"/>
          <table:table-cell office:value-type="float" office:value="560" calcext:value-type="float">
            <text:p>560</text:p>
          </table:table-cell>
          <table:table-cell office:value-type="string" calcext:value-type="string">
            <text:p>Terminale technologique</text:p>
          </table:table-cell>
        </table:table-row>
        <table:table-row table:style-name="ro1">
          <table:table-cell table:number-columns-repeated="3"/>
          <table:table-cell office:value-type="float" office:value="599" calcext:value-type="float">
            <text:p>599</text:p>
          </table:table-cell>
          <table:table-cell office:value-type="string" calcext:value-type="string">
            <text:p>Lycée d'enseignement général et technologique, sans distinction supplémentaire</text:p>
          </table:table-cell>
        </table:table-row>
        <table:table-row table:style-name="ro1">
          <table:table-cell table:number-columns-repeated="3"/>
          <table:table-cell office:value-type="float" office:value="610" calcext:value-type="float">
            <text:p>610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table:number-columns-repeated="3"/>
          <table:table-cell office:value-type="float" office:value="620" calcext:value-type="float">
            <text:p>620</text:p>
          </table:table-cell>
          <table:table-cell office:value-type="string" calcext:value-type="string">
            <text:p>BEP</text:p>
          </table:table-cell>
        </table:table-row>
        <table:table-row table:style-name="ro1">
          <table:table-cell table:number-columns-repeated="3"/>
          <table:table-cell office:value-type="float" office:value="630" calcext:value-type="float">
            <text:p>630</text:p>
          </table:table-cell>
          <table:table-cell office:value-type="string" calcext:value-type="string">
            <text:p>Bac professionnel</text:p>
          </table:table-cell>
        </table:table-row>
        <table:table-row table:style-name="ro1">
          <table:table-cell table:number-columns-repeated="3"/>
          <table:table-cell office:value-type="float" office:value="699" calcext:value-type="float">
            <text:p>699</text:p>
          </table:table-cell>
          <table:table-cell office:value-type="string" calcext:value-type="string">
            <text:p>Lycée professionnel, sans distinction supplémentaire</text:p>
          </table:table-cell>
        </table:table-row>
        <table:table-row table:style-name="ro1">
          <table:table-cell table:number-columns-repeated="3"/>
          <table:table-cell office:value-type="float" office:value="710" calcext:value-type="float">
            <text:p>710</text:p>
          </table:table-cell>
          <table:table-cell office:value-type="string" calcext:value-type="string">
            <text:p>CAP en alternance</text:p>
          </table:table-cell>
        </table:table-row>
        <table:table-row table:style-name="ro1">
          <table:table-cell table:number-columns-repeated="3"/>
          <table:table-cell office:value-type="float" office:value="740" calcext:value-type="float">
            <text:p>740</text:p>
          </table:table-cell>
          <table:table-cell office:value-type="string" calcext:value-type="string">
            <text:p>Bac professionnel en alternance</text:p>
          </table:table-cell>
        </table:table-row>
        <table:table-row table:style-name="ro1">
          <table:table-cell table:number-columns-repeated="3"/>
          <table:table-cell office:value-type="float" office:value="750" calcext:value-type="float">
            <text:p>750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table:number-columns-repeated="3"/>
          <table:table-cell office:value-type="float" office:value="769" calcext:value-type="float">
            <text:p>769</text:p>
          </table:table-cell>
          <table:table-cell office:value-type="string" calcext:value-type="string">
            <text:p>Formation en alternance sans distinction supplémentaire</text:p>
          </table:table-cell>
        </table:table-row>
        <table:table-row table:style-name="ro1">
          <table:table-cell table:number-columns-repeated="3"/>
          <table:table-cell office:value-type="float" office:value="770" calcext:value-type="float">
            <text:p>770</text:p>
          </table:table-cell>
          <table:table-cell office:value-type="string" calcext:value-type="string">
            <text:p>Post-bac</text:p>
          </table:table-cell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NOTIFEVAL</text:p>
          </table:table-cell>
          <table:table-cell/>
          <table:table-cell office:value-type="string" calcext:value-type="string">
            <text:p>Date de notification de la demande d'évaluation. 9999 si année inconnue, 99 si mois inconnu et 99 si jour incon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ANONYM</text:p>
          </table:table-cell>
          <table:table-cell/>
          <table:table-cell office:value-type="string" calcext:value-type="string">
            <text:p>Numéro d'anonymat du mineur/majeur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ANONYMANT</text:p>
          </table:table-cell>
          <table:table-cell/>
          <table:table-cell office:value-type="string" calcext:value-type="string">
            <text:p>Numéro d'anonymat antérieur du mineur/majeur lors de l'extraction précédente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DEP</text:p>
          </table:table-cell>
          <table:table-cell/>
          <table:table-cell office:value-type="string" calcext:value-type="string">
            <text:p>Code du département ou de la collectivité territoriale (selon le code officiel géographique de l'INSEE)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ISN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LLIER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LPES DE HAUTE PROVENCE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AUTES-ALPES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LPES MARITIMES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ARDECHE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RDENNES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ARIEGE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UBE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AUDE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AVEYRON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BOUCHES-DU-RHONE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CALVADOS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CANTAL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HARENTE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CHARENTE-MARITIME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CHER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ORREZE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COTE-D'OR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COTES D'ARMOR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CREUSE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DORDOGNE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DOUBS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DROME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EURE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EURE-ET-LOIR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FINIST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A</text:p>
          </table:table-cell>
          <table:table-cell office:value-type="string" calcext:value-type="string">
            <text:p>CORSE (SU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B</text:p>
          </table:table-cell>
          <table:table-cell office:value-type="string" calcext:value-type="string">
            <text:p>CORSE (HAUTE)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GARD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HAUTE-GARONNE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GERS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GIRONDE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HERAULT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ILLE-ET-VILAINE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INDRE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INDRE-ET-LOIRE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ISERE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JURA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LANDES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LOIR-ET-CHER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LOIRE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HAUTE-LOIRE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LOIRE-ATLANTIQUE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LOIRET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LOT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LOT-ET-GARONNE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LOZERE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MAINE et LOIRE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MARNE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HAUTE-MARNE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MAYENNE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MEURTHE-ET-MOSELLE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MEUSE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MORBIHAN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MOSELLE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NIEVRE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NORD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OISE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ORNE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PAS-DE-CALAIS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PUY-DE-DOME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PYRENNES-ATLANTIQUES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HAUTES-PYRENNES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PYRENNES-ORIENTALES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BAS-RHIN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HAUT-RH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69D</text:p>
          </table:table-cell>
          <table:table-cell office:value-type="string" calcext:value-type="string">
            <text:p>RHONE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HAUTE-SAONE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SAONE-ET-LOIRE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SARTHE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SAVOIE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HAUTE-SAVOIE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SEINE-MARITIME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SEINE-ET-MARNE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DEUX SEVRES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SOMME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TARN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TARN-ET-GARONNE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VAUCLUSE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VENDEE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VIENNE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HAUTE-VIENNE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VOSGES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string" calcext:value-type="string">
            <text:p>YONNE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TERRITOIRE DE BELFORT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string" calcext:value-type="string">
            <text:p>ESSONNE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VAL-D'OISE</text:p>
          </table:table-cell>
        </table:table-row>
        <table:table-row table:style-name="ro1">
          <table:table-cell table:number-columns-repeated="3"/>
          <table:table-cell office:value-type="float" office:value="971" calcext:value-type="float">
            <text:p>971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table:number-columns-repeated="3"/>
          <table:table-cell office:value-type="float" office:value="972" calcext:value-type="float">
            <text:p>972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table:number-columns-repeated="3"/>
          <table:table-cell office:value-type="float" office:value="973" calcext:value-type="float">
            <text:p>973</text:p>
          </table:table-cell>
          <table:table-cell office:value-type="string" calcext:value-type="string">
            <text:p>GUYANE</text:p>
          </table:table-cell>
        </table:table-row>
        <table:table-row table:style-name="ro1">
          <table:table-cell table:number-columns-repeated="3"/>
          <table:table-cell office:value-type="float" office:value="974" calcext:value-type="float">
            <text:p>974</text:p>
          </table:table-cell>
          <table:table-cell office:value-type="string" calcext:value-type="string">
            <text:p>REUNION</text:p>
          </table:table-cell>
        </table:table-row>
        <table:table-row table:style-name="ro1">
          <table:table-cell table:number-columns-repeated="3"/>
          <table:table-cell office:value-type="float" office:value="975" calcext:value-type="float">
            <text:p>975</text:p>
          </table:table-cell>
          <table:table-cell office:value-type="string" calcext:value-type="string">
            <text:p>ST PIERRE et MIQUELON</text:p>
          </table:table-cell>
        </table:table-row>
        <table:table-row table:style-name="ro1">
          <table:table-cell table:number-columns-repeated="3"/>
          <table:table-cell office:value-type="float" office:value="976" calcext:value-type="float">
            <text:p>976</text:p>
          </table:table-cell>
          <table:table-cell office:value-type="string" calcext:value-type="string">
            <text:p>MAYOT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69M</text:p>
          </table:table-cell>
          <table:table-cell office:value-type="string" calcext:value-type="string">
            <text:p>Métrople de LY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ORIENTDEC</text:p>
          </table:table-cell>
          <table:table-cell/>
          <table:table-cell office:value-type="string" calcext:value-type="string">
            <text:p>Le mineur/majeur bénéficie d'une orientation vers un établissement ou un service suite à une décision de la commission des droits et de l'autonomie des personnes handicapées (CDAPH)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ORIENTEFF</text:p>
          </table:table-cell>
          <table:table-cell/>
          <table:table-cell office:value-type="string" calcext:value-type="string">
            <text:p>Si le mineur/majeur bénéficie d'une orientation vers un établissement ou un service suite à une décision de la commission des droits et de l'autonomie des personnes handicapées (CDAPH), l'orientation est effectiv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IGIP</text:p>
          </table:table-cell>
          <table:table-cell/>
          <table:table-cell office:value-type="string" calcext:value-type="string">
            <text:p>Qualité de la personne ayant révélé l'information initiale sur la situation de danger ou de risque de danger du mineur/majeur. 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e mineur lui-même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Parents du mineur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Personnel social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Personnel de santé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Elu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Autre intervenant institutionnel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Autre particulier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PEREINC</text:p>
          </table:table-cell>
          <table:table-cell/>
          <table:table-cell office:value-type="string" calcext:value-type="string">
            <text:p>Père inconn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ACMOD</text:p>
          </table:table-cell>
          <table:table-cell/>
          <table:table-cell office:value-type="string" calcext:value-type="string">
            <text:p>Caractère modulable de l'accueil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T</text:p>
          </table:table-cell>
          <table:table-cell/>
          <table:table-cell office:value-type="string" calcext:value-type="string">
            <text:p>Existence d'un projet pour l'enfant (Concerne uniquement les mineurs)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ISJUR</text:p>
          </table:table-cell>
          <table:table-cell/>
          <table:table-cell office:value-type="string" calcext:value-type="string">
            <text:p>Le cas échéant, préciser s'il y a une saisine de la juridiction pénal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SANTE</text:p>
          </table:table-cell>
          <table:table-cell/>
          <table:table-cell office:value-type="string" calcext:value-type="string">
            <text:p>Santé du mineur en danger ou en risque de dange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SCOCLASPE</text:p>
          </table:table-cell>
          <table:table-cell/>
          <table:table-cell office:value-type="string" calcext:value-type="string">
            <text:p>Le mineur/majeur est scolarisé en milieu ordinaire avec un dispositif spécifiqu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SCODTCOM</text:p>
          </table:table-cell>
          <table:table-cell/>
          <table:table-cell office:value-type="string" calcext:value-type="string">
            <text:p>Le mineur/majeur est scolarisé en milieu ordinaire (y compris scolarisation au sein d'un dispositif spécifique et scolarisation au CNED)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SECURITE</text:p>
          </table:table-cell>
          <table:table-cell/>
          <table:table-cell office:value-type="string" calcext:value-type="string">
            <text:p>Sécurité du mineur en danger ou en risque de dange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SEXA1</text:p>
          </table:table-cell>
          <table:table-cell/>
          <table:table-cell office:value-type="string" calcext:value-type="string">
            <text:p>Sexe de l'adulte 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mm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SEXA2</text:p>
          </table:table-cell>
          <table:table-cell/>
          <table:table-cell office:value-type="string" calcext:value-type="string">
            <text:p>Sexe de l'adulte 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mm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SEXE</text:p>
          </table:table-cell>
          <table:table-cell/>
          <table:table-cell office:value-type="string" calcext:value-type="string">
            <text:p>Sexe du mineur/maj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arç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ill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on connu à ce jou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SOUTSOC</text:p>
          </table:table-cell>
          <table:table-cell/>
          <table:table-cell office:value-type="string" calcext:value-type="string">
            <text:p>Manque de soutien social et/ou familial, isolement du mineur/majeur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TITAP</text:p>
          </table:table-cell>
          <table:table-cell/>
          <table:table-cell office:value-type="string" calcext:value-type="string">
            <text:p>Titulaire de l'autorité parentale du mineur.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xercice conjoint par les parents vivant ensemble ou séparément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Exclusivement par le père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Exclusivement par la mère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Autre membre de la famille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Autre particulier sans lien familial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Président du conseil départemental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Préfet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Etablissement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ITINFO</text:p>
          </table:table-cell>
          <table:table-cell/>
          <table:table-cell office:value-type="string" calcext:value-type="string">
            <text:p>Institution ou service ayant reçu et traité l'information initiale sur la situation de danger ou de risque de danger du mineur/maj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llule de recueil des informations préoccupantes (CRIP)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ervice du conseil départemental (hors CRIP)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arque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Juge des enfant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IP</text:p>
          </table:table-cell>
          <table:table-cell/>
          <table:table-cell office:value-type="string" calcext:value-type="string">
            <text:p>Institution ou qualité de la personne ayant transmis l’information initiale sur la situation de danger ou de risque de danger du mineur/majeur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Le mineur lui-même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Parents du mineur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Autre membre de la famille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Autre particulier</text:p>
          </table:table-cell>
        </table:table-row>
        <table:table-row table:style-name="ro1"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Service national d'accueil téléphonique de l'enfance en danger</text:p>
          </table:table-cell>
        </table:table-row>
        <table:table-row table:style-name="ro1">
          <table:table-cell table:number-columns-repeated="3"/>
          <table:table-cell office:value-type="float" office:value="520" calcext:value-type="float">
            <text:p>520</text:p>
          </table:table-cell>
          <table:table-cell office:value-type="string" calcext:value-type="string">
            <text:p>Conseil départemental</text:p>
          </table:table-cell>
        </table:table-row>
        <table:table-row table:style-name="ro1">
          <table:table-cell table:number-columns-repeated="3"/>
          <table:table-cell office:value-type="float" office:value="530" calcext:value-type="float">
            <text:p>530</text:p>
          </table:table-cell>
          <table:table-cell office:value-type="string" calcext:value-type="string">
            <text:p>Service de milieu ouvert ou de placement</text:p>
          </table:table-cell>
        </table:table-row>
        <table:table-row table:style-name="ro1">
          <table:table-cell table:number-columns-repeated="3"/>
          <table:table-cell office:value-type="float" office:value="541" calcext:value-type="float">
            <text:p>541</text:p>
          </table:table-cell>
          <table:table-cell office:value-type="string" calcext:value-type="string">
            <text:p>Etablissement d'enseignement public</text:p>
          </table:table-cell>
        </table:table-row>
        <table:table-row table:style-name="ro1">
          <table:table-cell table:number-columns-repeated="3"/>
          <table:table-cell office:value-type="float" office:value="542" calcext:value-type="float">
            <text:p>542</text:p>
          </table:table-cell>
          <table:table-cell office:value-type="string" calcext:value-type="string">
            <text:p>Etablissement d'enseignement privé</text:p>
          </table:table-cell>
        </table:table-row>
        <table:table-row table:style-name="ro1">
          <table:table-cell table:number-columns-repeated="3"/>
          <table:table-cell office:value-type="float" office:value="543" calcext:value-type="float">
            <text:p>543</text:p>
          </table:table-cell>
          <table:table-cell office:value-type="string" calcext:value-type="string">
            <text:p>Education nationale, sans distinction supplémentaire</text:p>
          </table:table-cell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office:value-type="string" calcext:value-type="string">
            <text:p>Hopital</text:p>
          </table:table-cell>
        </table:table-row>
        <table:table-row table:style-name="ro1">
          <table:table-cell table:number-columns-repeated="3"/>
          <table:table-cell office:value-type="float" office:value="560" calcext:value-type="float">
            <text:p>560</text:p>
          </table:table-cell>
          <table:table-cell office:value-type="string" calcext:value-type="string">
            <text:p>Médecine libérale</text:p>
          </table:table-cell>
        </table:table-row>
        <table:table-row table:style-name="ro1">
          <table:table-cell table:number-columns-repeated="3"/>
          <table:table-cell office:value-type="float" office:value="570" calcext:value-type="float">
            <text:p>570</text:p>
          </table:table-cell>
          <table:table-cell office:value-type="string" calcext:value-type="string">
            <text:p>Autre institution sanitaire et sociale</text:p>
          </table:table-cell>
        </table:table-row>
        <table:table-row table:style-name="ro1">
          <table:table-cell table:number-columns-repeated="3"/>
          <table:table-cell office:value-type="float" office:value="580" calcext:value-type="float">
            <text:p>580</text:p>
          </table:table-cell>
          <table:table-cell office:value-type="string" calcext:value-type="string">
            <text:p>Accueil extrascolaire du mineur</text:p>
          </table:table-cell>
        </table:table-row>
        <table:table-row table:style-name="ro1">
          <table:table-cell table:number-columns-repeated="3"/>
          <table:table-cell office:value-type="float" office:value="590" calcext:value-type="float">
            <text:p>590</text:p>
          </table:table-cell>
          <table:table-cell office:value-type="string" calcext:value-type="string">
            <text:p>Autre service social et association</text:p>
          </table:table-cell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Police ou gendarmerie</text:p>
          </table:table-cell>
        </table:table-row>
        <table:table-row table:style-name="ro1">
          <table:table-cell table:number-columns-repeated="3"/>
          <table:table-cell office:value-type="float" office:value="611" calcext:value-type="float">
            <text:p>611</text:p>
          </table:table-cell>
          <table:table-cell office:value-type="string" calcext:value-type="string">
            <text:p>Procureur de la république</text:p>
          </table:table-cell>
        </table:table-row>
        <table:table-row table:style-name="ro1">
          <table:table-cell table:number-columns-repeated="3"/>
          <table:table-cell office:value-type="float" office:value="612" calcext:value-type="float">
            <text:p>612</text:p>
          </table:table-cell>
          <table:table-cell office:value-type="string" calcext:value-type="string">
            <text:p>Juge des enfants</text:p>
          </table:table-cell>
        </table:table-row>
        <table:table-row table:style-name="ro1">
          <table:table-cell table:number-columns-repeated="3"/>
          <table:table-cell office:value-type="float" office:value="613" calcext:value-type="float">
            <text:p>613</text:p>
          </table:table-cell>
          <table:table-cell office:value-type="string" calcext:value-type="string">
            <text:p>Justice sans distinction supplémentaire</text:p>
          </table:table-cell>
        </table:table-row>
        <table:table-row table:style-name="ro1">
          <table:table-cell table:number-columns-repeated="3"/>
          <table:table-cell office:value-type="float" office:value="620" calcext:value-type="float">
            <text:p>620</text:p>
          </table:table-cell>
          <table:table-cell office:value-type="string" calcext:value-type="string">
            <text:p>Autre collectivité territoriale ou établissement public de coopération intercommunale</text:p>
          </table:table-cell>
        </table:table-row>
        <table:table-row table:style-name="ro1">
          <table:table-cell table:number-columns-repeated="3"/>
          <table:table-cell office:value-type="float" office:value="630" calcext:value-type="float">
            <text:p>630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table:number-columns-repeated="3"/>
          <table:table-cell office:value-type="float" office:value="640" calcext:value-type="float">
            <text:p>640</text:p>
          </table:table-cell>
          <table:table-cell office:value-type="string" calcext:value-type="string">
            <text:p>Voie institutionnelle sans distinction supplémentaire</text:p>
          </table:table-cell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YPCLASSPE</text:p>
          </table:table-cell>
          <table:table-cell/>
          <table:table-cell office:value-type="string" calcext:value-type="string">
            <text:p>Si le mineur/majeur est scolarisé avec un dispositif spécifique, préciser le type de dispositif.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Dispositif pour le handicap (ULIS…) 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Dispositif pour l’adaptation scolaire (SEGPA, EREA…)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Dispositif pour les élèves allophones nouvellement arrivés (UPE2A…)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s/>Dispositif relais de lutte contre le décrochage scolaire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utre dispositif spécifique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YPDECJUD</text:p>
          </table:table-cell>
          <table:table-cell/>
          <table:table-cell office:value-type="string" calcext:value-type="string">
            <text:p>Type d'intervention mise en oeuvre au titre de la décision judiciaire d'action éducative en milieu ouvert, ou d'investigation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esure judiciaire d’investigation éducative ou Investigation d’orientation éducative ou Enquête sociale  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Expertise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Assistance éducative en milieu ouvert 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ssistance éducative en milieu ouvert intensive ou renforcée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Assistance éducative en milieu ouvert avec hébergement périodique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ssistance éducative en milieu ouvert avec hébergement exceptionnel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esure judiciaire d'aide à la gestion du budget familial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YPETABSPE</text:p>
          </table:table-cell>
          <table:table-cell/>
          <table:table-cell office:value-type="string" calcext:value-type="string">
            <text:p>Si le mineur/majeur est scolarisé dans le cadre d’une unité d'enseignement hors milieu ordinaire ou instruit à domicile, préciser l'établissement ou le service de rattachement de l'unité d'enseignement.</text:p>
          </table:table-cell>
        </table:table-row>
        <table:table-row table:style-name="ro1">
          <table:table-cell table:number-columns-repeated="3"/>
          <table:table-cell office:value-type="float" office:value="850" calcext:value-type="float">
            <text:p>850</text:p>
          </table:table-cell>
          <table:table-cell office:value-type="string" calcext:value-type="string">
            <text:p>Etablissement ou service sanitaire et médico-social (ITEP, IME, SESSAD, hôpital…) en scolarité exclusive</text:p>
          </table:table-cell>
        </table:table-row>
        <table:table-row table:style-name="ro1">
          <table:table-cell table:number-columns-repeated="3"/>
          <table:table-cell office:value-type="float" office:value="860" calcext:value-type="float">
            <text:p>860</text:p>
          </table:table-cell>
          <table:table-cell office:value-type="string" calcext:value-type="string">
            <text:p>Etablissement ou service sanitaire et médico-social (ITEP, IME, SESSAD, hôpital …) en scolarité partagée</text:p>
          </table:table-cell>
        </table:table-row>
        <table:table-row table:style-name="ro1">
          <table:table-cell table:number-columns-repeated="3"/>
          <table:table-cell office:value-type="float" office:value="870" calcext:value-type="float">
            <text:p>870</text:p>
          </table:table-cell>
          <table:table-cell office:value-type="string" calcext:value-type="string">
            <text:p>Etablissement pénitentiaire</text:p>
          </table:table-cell>
        </table:table-row>
        <table:table-row table:style-name="ro1">
          <table:table-cell table:number-columns-repeated="3"/>
          <table:table-cell office:value-type="float" office:value="880" calcext:value-type="float">
            <text:p>880</text:p>
          </table:table-cell>
          <table:table-cell office:value-type="string" calcext:value-type="string">
            <text:p>Etablissement PJJ (CER, CEF…)</text:p>
          </table:table-cell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office:value-type="string" calcext:value-type="string">
            <text:p>Etablissement ou service sans distinction supplémentaire</text:p>
          </table:table-cell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string" calcext:value-type="string">
            <text:p>Instruit à domicile hors CNED</text:p>
          </table:table-cell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V</text:p>
          </table:table-cell>
          <table:table-cell/>
          <table:table-cell office:value-type="string" calcext:value-type="string">
            <text:p>Codification du type d'évènemen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esure ou prestation en protection de l'enfanc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nouvellement d'une mesure ou d'une prestation en protection de l'enfanc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in d'une mesure ou d'une prestation en protection de l'enfanc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YPINTERDOM</text:p>
          </table:table-cell>
          <table:table-cell/>
          <table:table-cell office:value-type="string" calcext:value-type="string">
            <text:p>Type d'intervention mise en oeuvre au titre de la décision administrative d'aide à domicil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ction d'un technicien de l'intervention sociale et familiale ou d'une aide ménagèr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ction éducative à domicil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ction éducative à domicile intensive ou renforcée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ction éducative à domicile avec hébergement périodique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Action éducative à domicile avec hébergement exceptionnel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ccompagnement en économie sociale et familiale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ide éducative "jeune majeur"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VIOLCONJ</text:p>
          </table:table-cell>
          <table:table-cell/>
          <table:table-cell office:value-type="string" calcext:value-type="string">
            <text:p>Situation de violences conjugales dans le ménage au sein de la résidence principale du mineur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VIOLFAM</text:p>
          </table:table-cell>
          <table:table-cell/>
          <table:table-cell office:value-type="string" calcext:value-type="string">
            <text:p>Exposition du mineur à un climat de violence au sein du ménage.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VIOLPHYS</text:p>
          </table:table-cell>
          <table:table-cell/>
          <table:table-cell office:value-type="string" calcext:value-type="string">
            <text:p>Violences physiques envers le min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VIOLPSY</text:p>
          </table:table-cell>
          <table:table-cell/>
          <table:table-cell office:value-type="string" calcext:value-type="string">
            <text:p>Violences psychologiques envers le min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VIOLSEX</text:p>
          </table:table-cell>
          <table:table-cell/>
          <table:table-cell office:value-type="string" calcext:value-type="string">
            <text:p>Violences sexuelles envers le mineu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e sait pas</text:p>
          </table:table-cell>
        </table:table-row>
        <table:table-row table:style-name="ro1" table:number-rows-repeated="104791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dc:date>2017-11-07T09:17:07.037000000</dc:date>
    <dc:creator>Michel ROGER</dc:creator>
    <meta:editing-duration>PT2M29S</meta:editing-duration>
    <meta:editing-cycles>1</meta:editing-cycles>
    <meta:document-statistic meta:table-count="1" meta:cell-count="1531" meta:object-count="0"/>
  </office:meta>
</office:document-meta>
</file>